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56cm"/>
    </style:style>
    <style:style style:name="co2" style:family="table-column">
      <style:table-column-properties fo:break-before="auto" style:column-width="5.101cm"/>
    </style:style>
    <style:style style:name="co3" style:family="table-column">
      <style:table-column-properties fo:break-before="auto" style:column-width="2.559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4.964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style:font-name="Verdana" fo:font-weight="bold" style:font-weight-asian="bold" style:font-weight-complex="bold"/>
    </style:style>
    <style:style style:name="ce7" style:family="table-cell" style:parent-style-name="Default">
      <style:text-properties style:font-name="Verdana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Verdana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Verdana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abrication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5" table:number-columns-repeated="1018" table:default-cell-style-name="ce7"/>
        <table:table-row table:style-name="ro1">
          <table:table-cell table:style-name="ce6" office:value-type="string" calcext:value-type="string">
            <text:p>Project</text:p>
          </table:table-cell>
          <table:table-cell table:style-name="ce6" office:value-type="string" calcext:value-type="string">
            <text:p>Board Name</text:p>
          </table:table-cell>
          <table:table-cell table:style-name="ce6" office:value-type="string" calcext:value-type="string">
            <text:p>Board Count</text:p>
          </table:table-cell>
          <table:table-cell table:style-name="ce6" office:value-type="string" calcext:value-type="string">
            <text:p>Unique</text:p>
          </table:table-cell>
          <table:table-cell table:style-name="ce8" office:value-type="string" calcext:value-type="string">
            <text:p>Complete</text:p>
          </table:table-cell>
          <table:table-cell table:style-name="ce6" office:value-type="string" calcext:value-type="string">
            <text:p>Project Boar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dio Board Gerbers</text:p>
          </table:table-cell>
          <table:table-cell office:value-type="string" calcext:value-type="string">
            <text:p>Memory 32KB with Output</text:p>
          </table:table-cell>
          <table:table-cell office:value-type="float" office:value="2" calcext:value-type="float">
            <text:p>2</text:p>
          </table:table-cell>
          <table:table-cell table:formula="of:=COUNTIF([.$B$1:.$B$167]; [.B2])" office:value-type="float" office:value="1" calcext:value-type="float">
            <text:p>1</text:p>
          </table:table-cell>
          <table:table-cell table:style-name="ce9" table:formula="of:=IF(([.D2]&gt;1);  &quot;Not Finished&quot;; &quot;.&quot;)" office:value-type="string" office:string-value="." calcext:value-type="string">
            <text:p>.</text:p>
          </table:table-cell>
          <table:table-cell table:formula="of:=COUNTIF([.$A$1:.$A$217]; [.A2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dio Board Gerbers</text:p>
          </table:table-cell>
          <table:table-cell office:value-type="string" calcext:value-type="string">
            <text:p>Audio Address Decode</text:p>
          </table:table-cell>
          <table:table-cell office:value-type="float" office:value="1" calcext:value-type="float">
            <text:p>1</text:p>
          </table:table-cell>
          <table:table-cell table:formula="of:=COUNTIF([.$B$1:.$B$167]; [.B3])" office:value-type="float" office:value="1" calcext:value-type="float">
            <text:p>1</text:p>
          </table:table-cell>
          <table:table-cell table:style-name="ce9" table:formula="of:=IF(([.D3]&gt;1);  &quot;Not Finished&quot;; &quot;.&quot;)" office:value-type="string" office:string-value="." calcext:value-type="string">
            <text:p>.</text:p>
          </table:table-cell>
          <table:table-cell table:formula="of:=COUNTIF([.$A$1:.$A$217]; [.A3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dio Board Gerbers</text:p>
          </table:table-cell>
          <table:table-cell office:value-type="string" calcext:value-type="string">
            <text:p>Audio Board</text:p>
          </table:table-cell>
          <table:table-cell office:value-type="float" office:value="1" calcext:value-type="float">
            <text:p>1</text:p>
          </table:table-cell>
          <table:table-cell table:formula="of:=COUNTIF([.$B$1:.$B$167]; [.B4])" office:value-type="float" office:value="1" calcext:value-type="float">
            <text:p>1</text:p>
          </table:table-cell>
          <table:table-cell table:style-name="ce9" table:formula="of:=IF(([.D4]&gt;1);  &quot;Not Finished&quot;; &quot;.&quot;)" office:value-type="string" office:string-value="." calcext:value-type="string">
            <text:p>.</text:p>
          </table:table-cell>
          <table:table-cell table:formula="of:=COUNTIF([.$A$1:.$A$217]; [.A4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dio Board Gerbers</text:p>
          </table:table-cell>
          <table:table-cell office:value-type="string" calcext:value-type="string">
            <text:p>Audio Clock</text:p>
          </table:table-cell>
          <table:table-cell office:value-type="float" office:value="1" calcext:value-type="float">
            <text:p>1</text:p>
          </table:table-cell>
          <table:table-cell table:formula="of:=COUNTIF([.$B$1:.$B$167]; [.B5])" office:value-type="float" office:value="1" calcext:value-type="float">
            <text:p>1</text:p>
          </table:table-cell>
          <table:table-cell table:style-name="ce9" table:formula="of:=IF(([.D5]&gt;1);  &quot;Not Finished&quot;; &quot;.&quot;)" office:value-type="string" office:string-value="." calcext:value-type="string">
            <text:p>.</text:p>
          </table:table-cell>
          <table:table-cell table:formula="of:=COUNTIF([.$A$1:.$A$217]; [.A5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dio Board Gerbers</text:p>
          </table:table-cell>
          <table:table-cell office:value-type="string" calcext:value-type="string">
            <text:p>Audio DAC</text:p>
          </table:table-cell>
          <table:table-cell office:value-type="float" office:value="1" calcext:value-type="float">
            <text:p>1</text:p>
          </table:table-cell>
          <table:table-cell table:formula="of:=COUNTIF([.$B$1:.$B$167]; [.B6])" office:value-type="float" office:value="1" calcext:value-type="float">
            <text:p>1</text:p>
          </table:table-cell>
          <table:table-cell table:style-name="ce9" table:formula="of:=IF(([.D6]&gt;1);  &quot;Not Finished&quot;; &quot;.&quot;)" office:value-type="string" office:string-value="." calcext:value-type="string">
            <text:p>.</text:p>
          </table:table-cell>
          <table:table-cell table:formula="of:=COUNTIF([.$A$1:.$A$217]; [.A6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dio Board Gerbers</text:p>
          </table:table-cell>
          <table:table-cell office:value-type="string" calcext:value-type="string">
            <text:p>Counter 16bit with IO</text:p>
          </table:table-cell>
          <table:table-cell office:value-type="float" office:value="1" calcext:value-type="float">
            <text:p>1</text:p>
          </table:table-cell>
          <table:table-cell table:formula="of:=COUNTIF([.$B$1:.$B$167]; [.B7])" office:value-type="float" office:value="1" calcext:value-type="float">
            <text:p>1</text:p>
          </table:table-cell>
          <table:table-cell table:style-name="ce9" table:formula="of:=IF(([.D7]&gt;1);  &quot;Not Finished&quot;; &quot;.&quot;)" office:value-type="string" office:string-value="." calcext:value-type="string">
            <text:p>.</text:p>
          </table:table-cell>
          <table:table-cell table:formula="of:=COUNTIF([.$A$1:.$A$217]; [.A7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mon Gerbers</text:p>
          </table:table-cell>
          <table:table-cell office:value-type="string" calcext:value-type="string">
            <text:p>Device Buffer</text:p>
          </table:table-cell>
          <table:table-cell office:value-type="float" office:value="6" calcext:value-type="float">
            <text:p>6</text:p>
          </table:table-cell>
          <table:table-cell table:formula="of:=COUNTIF([.$B$1:.$B$167]; [.B8])" office:value-type="float" office:value="1" calcext:value-type="float">
            <text:p>1</text:p>
          </table:table-cell>
          <table:table-cell table:style-name="ce9" table:formula="of:=IF(([.D8]&gt;1);  &quot;Not Finished&quot;; &quot;.&quot;)" office:value-type="string" office:string-value="." calcext:value-type="string">
            <text:p>.</text:p>
          </table:table-cell>
          <table:table-cell table:formula="of:=COUNTIF([.$A$1:.$A$217]; [.A8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mon Gerbers</text:p>
          </table:table-cell>
          <table:table-cell office:value-type="string" calcext:value-type="string">
            <text:p>Clock Hold Standard</text:p>
          </table:table-cell>
          <table:table-cell office:value-type="float" office:value="5" calcext:value-type="float">
            <text:p>5</text:p>
          </table:table-cell>
          <table:table-cell table:formula="of:=COUNTIF([.$B$1:.$B$167]; [.B9])" office:value-type="float" office:value="1" calcext:value-type="float">
            <text:p>1</text:p>
          </table:table-cell>
          <table:table-cell table:style-name="ce9" table:formula="of:=IF(([.D9]&gt;1);  &quot;Not Finished&quot;; &quot;.&quot;)" office:value-type="string" office:string-value="." calcext:value-type="string">
            <text:p>.</text:p>
          </table:table-cell>
          <table:table-cell table:formula="of:=COUNTIF([.$A$1:.$A$217]; [.A9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mon Gerbers</text:p>
          </table:table-cell>
          <table:table-cell office:value-type="string" calcext:value-type="string">
            <text:p>Device Decode stage A</text:p>
          </table:table-cell>
          <table:table-cell office:value-type="float" office:value="5" calcext:value-type="float">
            <text:p>5</text:p>
          </table:table-cell>
          <table:table-cell table:formula="of:=COUNTIF([.$B$1:.$B$167]; [.B10])" office:value-type="float" office:value="1" calcext:value-type="float">
            <text:p>1</text:p>
          </table:table-cell>
          <table:table-cell table:style-name="ce9" table:formula="of:=IF(([.D10]&gt;1);  &quot;Not Finished&quot;; &quot;.&quot;)" office:value-type="string" office:string-value="." calcext:value-type="string">
            <text:p>.</text:p>
          </table:table-cell>
          <table:table-cell table:formula="of:=COUNTIF([.$A$1:.$A$217]; [.A10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mon Gerbers</text:p>
          </table:table-cell>
          <table:table-cell office:value-type="string" calcext:value-type="string">
            <text:p>Device Decode stage B</text:p>
          </table:table-cell>
          <table:table-cell office:value-type="float" office:value="4" calcext:value-type="float">
            <text:p>4</text:p>
          </table:table-cell>
          <table:table-cell table:formula="of:=COUNTIF([.$B$1:.$B$167]; [.B11])" office:value-type="float" office:value="1" calcext:value-type="float">
            <text:p>1</text:p>
          </table:table-cell>
          <table:table-cell table:style-name="ce9" table:formula="of:=IF(([.D11]&gt;1);  &quot;Not Finished&quot;; &quot;.&quot;)" office:value-type="string" office:string-value="." calcext:value-type="string">
            <text:p>.</text:p>
          </table:table-cell>
          <table:table-cell table:formula="of:=COUNTIF([.$A$1:.$A$217]; [.A11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mon Gerbers</text:p>
          </table:table-cell>
          <table:table-cell office:value-type="string" calcext:value-type="string">
            <text:p>Selector 12bit</text:p>
          </table:table-cell>
          <table:table-cell office:value-type="float" office:value="4" calcext:value-type="float">
            <text:p>4</text:p>
          </table:table-cell>
          <table:table-cell table:formula="of:=COUNTIF([.$B$1:.$B$167]; [.B12])" office:value-type="float" office:value="1" calcext:value-type="float">
            <text:p>1</text:p>
          </table:table-cell>
          <table:table-cell table:style-name="ce9" table:formula="of:=IF(([.D12]&gt;1);  &quot;Not Finished&quot;; &quot;.&quot;)" office:value-type="string" office:string-value="." calcext:value-type="string">
            <text:p>.</text:p>
          </table:table-cell>
          <table:table-cell table:formula="of:=COUNTIF([.$A$1:.$A$217]; [.A12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mon Gerbers</text:p>
          </table:table-cell>
          <table:table-cell office:value-type="string" calcext:value-type="string">
            <text:p>Flags Enable Interrupt</text:p>
          </table:table-cell>
          <table:table-cell office:value-type="float" office:value="3" calcext:value-type="float">
            <text:p>3</text:p>
          </table:table-cell>
          <table:table-cell table:formula="of:=COUNTIF([.$B$1:.$B$167]; [.B13])" office:value-type="float" office:value="1" calcext:value-type="float">
            <text:p>1</text:p>
          </table:table-cell>
          <table:table-cell table:style-name="ce9" table:formula="of:=IF(([.D13]&gt;1);  &quot;Not Finished&quot;; &quot;.&quot;)" office:value-type="string" office:string-value="." calcext:value-type="string">
            <text:p>.</text:p>
          </table:table-cell>
          <table:table-cell table:formula="of:=COUNTIF([.$A$1:.$A$217]; [.A13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mon Gerbers</text:p>
          </table:table-cell>
          <table:table-cell office:value-type="string" calcext:value-type="string">
            <text:p>Comparator 16bit</text:p>
          </table:table-cell>
          <table:table-cell office:value-type="float" office:value="2" calcext:value-type="float">
            <text:p>2</text:p>
          </table:table-cell>
          <table:table-cell table:formula="of:=COUNTIF([.$B$1:.$B$167]; [.B14])" office:value-type="float" office:value="1" calcext:value-type="float">
            <text:p>1</text:p>
          </table:table-cell>
          <table:table-cell table:style-name="ce9" table:formula="of:=IF(([.D14]&gt;1);  &quot;Not Finished&quot;; &quot;.&quot;)" office:value-type="string" office:string-value="." calcext:value-type="string">
            <text:p>.</text:p>
          </table:table-cell>
          <table:table-cell table:formula="of:=COUNTIF([.$A$1:.$A$217]; [.A14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mon Gerbers</text:p>
          </table:table-cell>
          <table:table-cell office:value-type="string" calcext:value-type="string">
            <text:p>GPIO 4bit</text:p>
          </table:table-cell>
          <table:table-cell office:value-type="float" office:value="2" calcext:value-type="float">
            <text:p>2</text:p>
          </table:table-cell>
          <table:table-cell table:formula="of:=COUNTIF([.$B$1:.$B$167]; [.B15])" office:value-type="float" office:value="1" calcext:value-type="float">
            <text:p>1</text:p>
          </table:table-cell>
          <table:table-cell table:style-name="ce9" table:formula="of:=IF(([.D15]&gt;1);  &quot;Not Finished&quot;; &quot;.&quot;)" office:value-type="string" office:string-value="." calcext:value-type="string">
            <text:p>.</text:p>
          </table:table-cell>
          <table:table-cell table:formula="of:=COUNTIF([.$A$1:.$A$217]; [.A15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mon Gerbers</text:p>
          </table:table-cell>
          <table:table-cell office:value-type="string" calcext:value-type="string">
            <text:p>Main Memory Address</text:p>
          </table:table-cell>
          <table:table-cell office:value-type="float" office:value="2" calcext:value-type="float">
            <text:p>2</text:p>
          </table:table-cell>
          <table:table-cell table:formula="of:=COUNTIF([.$B$1:.$B$167]; [.B16])" office:value-type="float" office:value="1" calcext:value-type="float">
            <text:p>1</text:p>
          </table:table-cell>
          <table:table-cell table:style-name="ce9" table:formula="of:=IF(([.D16]&gt;1);  &quot;Not Finished&quot;; &quot;.&quot;)" office:value-type="string" office:string-value="." calcext:value-type="string">
            <text:p>.</text:p>
          </table:table-cell>
          <table:table-cell table:formula="of:=COUNTIF([.$A$1:.$A$217]; [.A16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mon Gerbers</text:p>
          </table:table-cell>
          <table:table-cell office:value-type="string" calcext:value-type="string">
            <text:p>Main Memory Data</text:p>
          </table:table-cell>
          <table:table-cell office:value-type="float" office:value="2" calcext:value-type="float">
            <text:p>2</text:p>
          </table:table-cell>
          <table:table-cell table:formula="of:=COUNTIF([.$B$1:.$B$167]; [.B17])" office:value-type="float" office:value="1" calcext:value-type="float">
            <text:p>1</text:p>
          </table:table-cell>
          <table:table-cell table:style-name="ce9" table:formula="of:=IF(([.D17]&gt;1);  &quot;Not Finished&quot;; &quot;.&quot;)" office:value-type="string" office:string-value="." calcext:value-type="string">
            <text:p>.</text:p>
          </table:table-cell>
          <table:table-cell table:formula="of:=COUNTIF([.$A$1:.$A$217]; [.A17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CD Board Gerbers</text:p>
          </table:table-cell>
          <table:table-cell office:value-type="string" calcext:value-type="string">
            <text:p>SNES Controller Reader</text:p>
          </table:table-cell>
          <table:table-cell office:value-type="float" office:value="2" calcext:value-type="float">
            <text:p>2</text:p>
          </table:table-cell>
          <table:table-cell table:formula="of:=COUNTIF([.$B$1:.$B$167]; [.B18])" office:value-type="float" office:value="1" calcext:value-type="float">
            <text:p>1</text:p>
          </table:table-cell>
          <table:table-cell table:style-name="ce9" table:formula="of:=IF(([.D18]&gt;1);  &quot;Not Finished&quot;; &quot;.&quot;)" office:value-type="string" office:string-value="." calcext:value-type="string">
            <text:p>.</text:p>
          </table:table-cell>
          <table:table-cell table:formula="of:=COUNTIF([.$A$1:.$A$217]; [.A18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CD Board Gerbers</text:p>
          </table:table-cell>
          <table:table-cell office:value-type="string" calcext:value-type="string">
            <text:p>LCD Board</text:p>
          </table:table-cell>
          <table:table-cell office:value-type="float" office:value="1" calcext:value-type="float">
            <text:p>1</text:p>
          </table:table-cell>
          <table:table-cell table:formula="of:=COUNTIF([.$B$1:.$B$167]; [.B19])" office:value-type="float" office:value="1" calcext:value-type="float">
            <text:p>1</text:p>
          </table:table-cell>
          <table:table-cell table:style-name="ce9" table:formula="of:=IF(([.D19]&gt;1);  &quot;Not Finished&quot;; &quot;.&quot;)" office:value-type="string" office:string-value="." calcext:value-type="string">
            <text:p>.</text:p>
          </table:table-cell>
          <table:table-cell table:formula="of:=COUNTIF([.$A$1:.$A$217]; [.A19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CD Board Gerbers</text:p>
          </table:table-cell>
          <table:table-cell office:value-type="string" calcext:value-type="string">
            <text:p>LCD Display</text:p>
          </table:table-cell>
          <table:table-cell office:value-type="float" office:value="1" calcext:value-type="float">
            <text:p>1</text:p>
          </table:table-cell>
          <table:table-cell table:formula="of:=COUNTIF([.$B$1:.$B$167]; [.B20])" office:value-type="float" office:value="1" calcext:value-type="float">
            <text:p>1</text:p>
          </table:table-cell>
          <table:table-cell table:style-name="ce9" table:formula="of:=IF(([.D20]&gt;1);  &quot;Not Finished&quot;; &quot;.&quot;)" office:value-type="string" office:string-value="." calcext:value-type="string">
            <text:p>.</text:p>
          </table:table-cell>
          <table:table-cell table:formula="of:=COUNTIF([.$A$1:.$A$217]; [.A20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CD Board Gerbers</text:p>
          </table:table-cell>
          <table:table-cell office:value-type="string" calcext:value-type="string">
            <text:p>SNES Controller Clock</text:p>
          </table:table-cell>
          <table:table-cell office:value-type="float" office:value="1" calcext:value-type="float">
            <text:p>1</text:p>
          </table:table-cell>
          <table:table-cell table:formula="of:=COUNTIF([.$B$1:.$B$167]; [.B21])" office:value-type="float" office:value="1" calcext:value-type="float">
            <text:p>1</text:p>
          </table:table-cell>
          <table:table-cell table:style-name="ce9" table:formula="of:=IF(([.D21]&gt;1);  &quot;Not Finished&quot;; &quot;.&quot;)" office:value-type="string" office:string-value="." calcext:value-type="string">
            <text:p>.</text:p>
          </table:table-cell>
          <table:table-cell table:formula="of:=COUNTIF([.$A$1:.$A$217]; [.A21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inboard Gerbers</text:p>
          </table:table-cell>
          <table:table-cell office:value-type="string" calcext:value-type="string">
            <text:p>Clock Device</text:p>
          </table:table-cell>
          <table:table-cell office:value-type="float" office:value="1" calcext:value-type="float">
            <text:p>1</text:p>
          </table:table-cell>
          <table:table-cell table:formula="of:=COUNTIF([.$B$1:.$B$167]; [.B22])" office:value-type="float" office:value="1" calcext:value-type="float">
            <text:p>1</text:p>
          </table:table-cell>
          <table:table-cell table:style-name="ce9" table:formula="of:=IF(([.D22]&gt;1);  &quot;Not Finished&quot;; &quot;.&quot;)" office:value-type="string" office:string-value="." calcext:value-type="string">
            <text:p>.</text:p>
          </table:table-cell>
          <table:table-cell table:formula="of:=COUNTIF([.$A$1:.$A$217]; [.A22]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inboard Gerbers</text:p>
          </table:table-cell>
          <table:table-cell office:value-type="string" calcext:value-type="string">
            <text:p>Dual MPU Clock Generator</text:p>
          </table:table-cell>
          <table:table-cell office:value-type="float" office:value="1" calcext:value-type="float">
            <text:p>1</text:p>
          </table:table-cell>
          <table:table-cell table:formula="of:=COUNTIF([.$B$1:.$B$167]; [.B23])" office:value-type="float" office:value="1" calcext:value-type="float">
            <text:p>1</text:p>
          </table:table-cell>
          <table:table-cell table:style-name="ce9" table:formula="of:=IF(([.D23]&gt;1);  &quot;Not Finished&quot;; &quot;.&quot;)" office:value-type="string" office:string-value="." calcext:value-type="string">
            <text:p>.</text:p>
          </table:table-cell>
          <table:table-cell table:formula="of:=COUNTIF([.$A$1:.$A$217]; [.A23]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inboard Gerbers</text:p>
          </table:table-cell>
          <table:table-cell office:value-type="string" calcext:value-type="string">
            <text:p>Main Memory Abort</text:p>
          </table:table-cell>
          <table:table-cell office:value-type="float" office:value="1" calcext:value-type="float">
            <text:p>1</text:p>
          </table:table-cell>
          <table:table-cell table:formula="of:=COUNTIF([.$B$1:.$B$167]; [.B24])" office:value-type="float" office:value="1" calcext:value-type="float">
            <text:p>1</text:p>
          </table:table-cell>
          <table:table-cell table:style-name="ce9" table:formula="of:=IF(([.D24]&gt;1);  &quot;Not Finished&quot;; &quot;.&quot;)" office:value-type="string" office:string-value="." calcext:value-type="string">
            <text:p>.</text:p>
          </table:table-cell>
          <table:table-cell table:formula="of:=COUNTIF([.$A$1:.$A$217]; [.A24]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inboard Gerbers</text:p>
          </table:table-cell>
          <table:table-cell office:value-type="string" calcext:value-type="string">
            <text:p>Main Memory Channel</text:p>
          </table:table-cell>
          <table:table-cell office:value-type="float" office:value="1" calcext:value-type="float">
            <text:p>1</text:p>
          </table:table-cell>
          <table:table-cell table:formula="of:=COUNTIF([.$B$1:.$B$167]; [.B25])" office:value-type="float" office:value="1" calcext:value-type="float">
            <text:p>1</text:p>
          </table:table-cell>
          <table:table-cell table:style-name="ce9" table:formula="of:=IF(([.D25]&gt;1);  &quot;Not Finished&quot;; &quot;.&quot;)" office:value-type="string" office:string-value="." calcext:value-type="string">
            <text:p>.</text:p>
          </table:table-cell>
          <table:table-cell table:formula="of:=COUNTIF([.$A$1:.$A$217]; [.A25]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inboard Gerbers</text:p>
          </table:table-cell>
          <table:table-cell office:value-type="string" calcext:value-type="string">
            <text:p>Main Memory Enable</text:p>
          </table:table-cell>
          <table:table-cell office:value-type="float" office:value="1" calcext:value-type="float">
            <text:p>1</text:p>
          </table:table-cell>
          <table:table-cell table:formula="of:=COUNTIF([.$B$1:.$B$167]; [.B26])" office:value-type="float" office:value="1" calcext:value-type="float">
            <text:p>1</text:p>
          </table:table-cell>
          <table:table-cell table:style-name="ce9" table:formula="of:=IF(([.D26]&gt;1);  &quot;Not Finished&quot;; &quot;.&quot;)" office:value-type="string" office:string-value="." calcext:value-type="string">
            <text:p>.</text:p>
          </table:table-cell>
          <table:table-cell table:formula="of:=COUNTIF([.$A$1:.$A$217]; [.A26]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inboard Gerbers</text:p>
          </table:table-cell>
          <table:table-cell office:value-type="string" calcext:value-type="string">
            <text:p>Main Memory Select</text:p>
          </table:table-cell>
          <table:table-cell office:value-type="float" office:value="1" calcext:value-type="float">
            <text:p>1</text:p>
          </table:table-cell>
          <table:table-cell table:formula="of:=COUNTIF([.$B$1:.$B$167]; [.B27])" office:value-type="float" office:value="1" calcext:value-type="float">
            <text:p>1</text:p>
          </table:table-cell>
          <table:table-cell table:style-name="ce9" table:formula="of:=IF(([.D27]&gt;1);  &quot;Not Finished&quot;; &quot;.&quot;)" office:value-type="string" office:string-value="." calcext:value-type="string">
            <text:p>.</text:p>
          </table:table-cell>
          <table:table-cell table:formula="of:=COUNTIF([.$A$1:.$A$217]; [.A27]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inboard Gerbers</text:p>
          </table:table-cell>
          <table:table-cell office:value-type="string" calcext:value-type="string">
            <text:p>Mainboard Small</text:p>
          </table:table-cell>
          <table:table-cell office:value-type="float" office:value="1" calcext:value-type="float">
            <text:p>1</text:p>
          </table:table-cell>
          <table:table-cell table:formula="of:=COUNTIF([.$B$1:.$B$167]; [.B28])" office:value-type="float" office:value="1" calcext:value-type="float">
            <text:p>1</text:p>
          </table:table-cell>
          <table:table-cell table:style-name="ce9" table:formula="of:=IF(([.D28]&gt;1);  &quot;Not Finished&quot;; &quot;.&quot;)" office:value-type="string" office:string-value="." calcext:value-type="string">
            <text:p>.</text:p>
          </table:table-cell>
          <table:table-cell table:formula="of:=COUNTIF([.$A$1:.$A$217]; [.A28]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inboard Gerbers</text:p>
          </table:table-cell>
          <table:table-cell office:value-type="string" calcext:value-type="string">
            <text:p>Status Device</text:p>
          </table:table-cell>
          <table:table-cell office:value-type="float" office:value="1" calcext:value-type="float">
            <text:p>1</text:p>
          </table:table-cell>
          <table:table-cell table:formula="of:=COUNTIF([.$B$1:.$B$167]; [.B29])" office:value-type="float" office:value="1" calcext:value-type="float">
            <text:p>1</text:p>
          </table:table-cell>
          <table:table-cell table:style-name="ce9" table:formula="of:=IF(([.D29]&gt;1);  &quot;Not Finished&quot;; &quot;.&quot;)" office:value-type="string" office:string-value="." calcext:value-type="string">
            <text:p>.</text:p>
          </table:table-cell>
          <table:table-cell table:formula="of:=COUNTIF([.$A$1:.$A$217]; [.A29])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mory Board Gerbers</text:p>
          </table:table-cell>
          <table:table-cell office:value-type="string" calcext:value-type="string">
            <text:p>Memory 4MB</text:p>
          </table:table-cell>
          <table:table-cell office:value-type="float" office:value="1" calcext:value-type="float">
            <text:p>1</text:p>
          </table:table-cell>
          <table:table-cell table:formula="of:=COUNTIF([.$B$1:.$B$167]; [.B30])" office:value-type="float" office:value="1" calcext:value-type="float">
            <text:p>1</text:p>
          </table:table-cell>
          <table:table-cell table:style-name="ce9" table:formula="of:=IF(([.D30]&gt;1);  &quot;Not Finished&quot;; &quot;.&quot;)" office:value-type="string" office:string-value="." calcext:value-type="string">
            <text:p>.</text:p>
          </table:table-cell>
          <table:table-cell table:formula="of:=COUNTIF([.$A$1:.$A$217]; [.A30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mory Board Gerbers</text:p>
          </table:table-cell>
          <table:table-cell office:value-type="string" calcext:value-type="string">
            <text:p>Memory Board</text:p>
          </table:table-cell>
          <table:table-cell office:value-type="float" office:value="1" calcext:value-type="float">
            <text:p>1</text:p>
          </table:table-cell>
          <table:table-cell table:formula="of:=COUNTIF([.$B$1:.$B$167]; [.B31])" office:value-type="float" office:value="1" calcext:value-type="float">
            <text:p>1</text:p>
          </table:table-cell>
          <table:table-cell table:style-name="ce9" table:formula="of:=IF(([.D31]&gt;1);  &quot;Not Finished&quot;; &quot;.&quot;)" office:value-type="string" office:string-value="." calcext:value-type="string">
            <text:p>.</text:p>
          </table:table-cell>
          <table:table-cell table:formula="of:=COUNTIF([.$A$1:.$A$217]; [.A31])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cessor Board Gerbers</text:p>
          </table:table-cell>
          <table:table-cell office:value-type="string" calcext:value-type="string">
            <text:p>Address Buffer 16bit</text:p>
          </table:table-cell>
          <table:table-cell office:value-type="float" office:value="1" calcext:value-type="float">
            <text:p>1</text:p>
          </table:table-cell>
          <table:table-cell table:formula="of:=COUNTIF([.$B$1:.$B$167]; [.B32])" office:value-type="float" office:value="1" calcext:value-type="float">
            <text:p>1</text:p>
          </table:table-cell>
          <table:table-cell table:style-name="ce9" table:formula="of:=IF(([.D32]&gt;1);  &quot;Not Finished&quot;; &quot;.&quot;)" office:value-type="string" office:string-value="." calcext:value-type="string">
            <text:p>.</text:p>
          </table:table-cell>
          <table:table-cell table:formula="of:=COUNTIF([.$A$1:.$A$217]; [.A32])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cessor Board Gerbers</text:p>
          </table:table-cell>
          <table:table-cell office:value-type="string" calcext:value-type="string">
            <text:p>Data and Signal Buffer</text:p>
          </table:table-cell>
          <table:table-cell office:value-type="float" office:value="1" calcext:value-type="float">
            <text:p>1</text:p>
          </table:table-cell>
          <table:table-cell table:formula="of:=COUNTIF([.$B$1:.$B$167]; [.B33])" office:value-type="float" office:value="1" calcext:value-type="float">
            <text:p>1</text:p>
          </table:table-cell>
          <table:table-cell table:style-name="ce9" table:formula="of:=IF(([.D33]&gt;1);  &quot;Not Finished&quot;; &quot;.&quot;)" office:value-type="string" office:string-value="." calcext:value-type="string">
            <text:p>.</text:p>
          </table:table-cell>
          <table:table-cell table:formula="of:=COUNTIF([.$A$1:.$A$217]; [.A33])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cessor Board Gerbers</text:p>
          </table:table-cell>
          <table:table-cell office:value-type="string" calcext:value-type="string">
            <text:p>Device Interrupts</text:p>
          </table:table-cell>
          <table:table-cell office:value-type="float" office:value="1" calcext:value-type="float">
            <text:p>1</text:p>
          </table:table-cell>
          <table:table-cell table:formula="of:=COUNTIF([.$B$1:.$B$167]; [.B34])" office:value-type="float" office:value="1" calcext:value-type="float">
            <text:p>1</text:p>
          </table:table-cell>
          <table:table-cell table:style-name="ce9" table:formula="of:=IF(([.D34]&gt;1);  &quot;Not Finished&quot;; &quot;.&quot;)" office:value-type="string" office:string-value="." calcext:value-type="string">
            <text:p>.</text:p>
          </table:table-cell>
          <table:table-cell table:formula="of:=COUNTIF([.$A$1:.$A$217]; [.A34])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cessor Board Gerbers</text:p>
          </table:table-cell>
          <table:table-cell office:value-type="string" calcext:value-type="string">
            <text:p>Device Reset</text:p>
          </table:table-cell>
          <table:table-cell office:value-type="float" office:value="1" calcext:value-type="float">
            <text:p>1</text:p>
          </table:table-cell>
          <table:table-cell table:formula="of:=COUNTIF([.$B$1:.$B$167]; [.B35])" office:value-type="float" office:value="1" calcext:value-type="float">
            <text:p>1</text:p>
          </table:table-cell>
          <table:table-cell table:style-name="ce9" table:formula="of:=IF(([.D35]&gt;1);  &quot;Not Finished&quot;; &quot;.&quot;)" office:value-type="string" office:string-value="." calcext:value-type="string">
            <text:p>.</text:p>
          </table:table-cell>
          <table:table-cell table:formula="of:=COUNTIF([.$A$1:.$A$217]; [.A35])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cessor Board Gerbers</text:p>
          </table:table-cell>
          <table:table-cell office:value-type="string" calcext:value-type="string">
            <text:p>Instruction Code</text:p>
          </table:table-cell>
          <table:table-cell office:value-type="float" office:value="1" calcext:value-type="float">
            <text:p>1</text:p>
          </table:table-cell>
          <table:table-cell table:formula="of:=COUNTIF([.$B$1:.$B$167]; [.B36])" office:value-type="float" office:value="1" calcext:value-type="float">
            <text:p>1</text:p>
          </table:table-cell>
          <table:table-cell table:style-name="ce9" table:formula="of:=IF(([.D36]&gt;1);  &quot;Not Finished&quot;; &quot;.&quot;)" office:value-type="string" office:string-value="." calcext:value-type="string">
            <text:p>.</text:p>
          </table:table-cell>
          <table:table-cell table:formula="of:=COUNTIF([.$A$1:.$A$217]; [.A36])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cessor Board Gerbers</text:p>
          </table:table-cell>
          <table:table-cell office:value-type="string" calcext:value-type="string">
            <text:p>Kernal Mode</text:p>
          </table:table-cell>
          <table:table-cell office:value-type="float" office:value="1" calcext:value-type="float">
            <text:p>1</text:p>
          </table:table-cell>
          <table:table-cell table:formula="of:=COUNTIF([.$B$1:.$B$167]; [.B37])" office:value-type="float" office:value="1" calcext:value-type="float">
            <text:p>1</text:p>
          </table:table-cell>
          <table:table-cell table:style-name="ce9" table:formula="of:=IF(([.D37]&gt;1);  &quot;Not Finished&quot;; &quot;.&quot;)" office:value-type="string" office:string-value="." calcext:value-type="string">
            <text:p>.</text:p>
          </table:table-cell>
          <table:table-cell table:formula="of:=COUNTIF([.$A$1:.$A$217]; [.A37])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cessor Board Gerbers</text:p>
          </table:table-cell>
          <table:table-cell office:value-type="string" calcext:value-type="string">
            <text:p>MPU Address Decode</text:p>
          </table:table-cell>
          <table:table-cell office:value-type="float" office:value="1" calcext:value-type="float">
            <text:p>1</text:p>
          </table:table-cell>
          <table:table-cell table:formula="of:=COUNTIF([.$B$1:.$B$167]; [.B38])" office:value-type="float" office:value="1" calcext:value-type="float">
            <text:p>1</text:p>
          </table:table-cell>
          <table:table-cell table:style-name="ce9" table:formula="of:=IF(([.D38]&gt;1);  &quot;Not Finished&quot;; &quot;.&quot;)" office:value-type="string" office:string-value="." calcext:value-type="string">
            <text:p>.</text:p>
          </table:table-cell>
          <table:table-cell table:formula="of:=COUNTIF([.$A$1:.$A$217]; [.A38])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cessor Board Gerbers</text:p>
          </table:table-cell>
          <table:table-cell office:value-type="string" calcext:value-type="string">
            <text:p>MPU Memory</text:p>
          </table:table-cell>
          <table:table-cell office:value-type="float" office:value="1" calcext:value-type="float">
            <text:p>1</text:p>
          </table:table-cell>
          <table:table-cell table:formula="of:=COUNTIF([.$B$1:.$B$167]; [.B39])" office:value-type="float" office:value="1" calcext:value-type="float">
            <text:p>1</text:p>
          </table:table-cell>
          <table:table-cell table:style-name="ce9" table:formula="of:=IF(([.D39]&gt;1);  &quot;Not Finished&quot;; &quot;.&quot;)" office:value-type="string" office:string-value="." calcext:value-type="string">
            <text:p>.</text:p>
          </table:table-cell>
          <table:table-cell table:formula="of:=COUNTIF([.$A$1:.$A$217]; [.A39])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cessor Board Gerbers</text:p>
          </table:table-cell>
          <table:table-cell office:value-type="string" calcext:value-type="string">
            <text:p>MPU NMI</text:p>
          </table:table-cell>
          <table:table-cell office:value-type="float" office:value="1" calcext:value-type="float">
            <text:p>1</text:p>
          </table:table-cell>
          <table:table-cell table:formula="of:=COUNTIF([.$B$1:.$B$167]; [.B40])" office:value-type="float" office:value="1" calcext:value-type="float">
            <text:p>1</text:p>
          </table:table-cell>
          <table:table-cell table:style-name="ce9" table:formula="of:=IF(([.D40]&gt;1);  &quot;Not Finished&quot;; &quot;.&quot;)" office:value-type="string" office:string-value="." calcext:value-type="string">
            <text:p>.</text:p>
          </table:table-cell>
          <table:table-cell table:formula="of:=COUNTIF([.$A$1:.$A$217]; [.A40])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cessor Board Gerbers</text:p>
          </table:table-cell>
          <table:table-cell office:value-type="string" calcext:value-type="string">
            <text:p>MPU Timer</text:p>
          </table:table-cell>
          <table:table-cell office:value-type="float" office:value="1" calcext:value-type="float">
            <text:p>1</text:p>
          </table:table-cell>
          <table:table-cell table:formula="of:=COUNTIF([.$B$1:.$B$167]; [.B41])" office:value-type="float" office:value="1" calcext:value-type="float">
            <text:p>1</text:p>
          </table:table-cell>
          <table:table-cell table:style-name="ce9" table:formula="of:=IF(([.D41]&gt;1);  &quot;Not Finished&quot;; &quot;.&quot;)" office:value-type="string" office:string-value="." calcext:value-type="string">
            <text:p>.</text:p>
          </table:table-cell>
          <table:table-cell table:formula="of:=COUNTIF([.$A$1:.$A$217]; [.A41])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cessor Board Gerbers</text:p>
          </table:table-cell>
          <table:table-cell office:value-type="string" calcext:value-type="string">
            <text:p>Processor Board</text:p>
          </table:table-cell>
          <table:table-cell office:value-type="float" office:value="1" calcext:value-type="float">
            <text:p>1</text:p>
          </table:table-cell>
          <table:table-cell table:formula="of:=COUNTIF([.$B$1:.$B$167]; [.B42])" office:value-type="float" office:value="1" calcext:value-type="float">
            <text:p>1</text:p>
          </table:table-cell>
          <table:table-cell table:style-name="ce9" table:formula="of:=IF(([.D42]&gt;1);  &quot;Not Finished&quot;; &quot;.&quot;)" office:value-type="string" office:string-value="." calcext:value-type="string">
            <text:p>.</text:p>
          </table:table-cell>
          <table:table-cell table:formula="of:=COUNTIF([.$A$1:.$A$217]; [.A42])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cessor Board Gerbers</text:p>
          </table:table-cell>
          <table:table-cell office:value-type="string" calcext:value-type="string">
            <text:p>W65C816 <text:s/>Breakout</text:p>
          </table:table-cell>
          <table:table-cell office:value-type="float" office:value="1" calcext:value-type="float">
            <text:p>1</text:p>
          </table:table-cell>
          <table:table-cell table:formula="of:=COUNTIF([.$B$1:.$B$167]; [.B43])" office:value-type="float" office:value="1" calcext:value-type="float">
            <text:p>1</text:p>
          </table:table-cell>
          <table:table-cell table:style-name="ce9" table:formula="of:=IF(([.D43]&gt;1);  &quot;Not Finished&quot;; &quot;.&quot;)" office:value-type="string" office:string-value="." calcext:value-type="string">
            <text:p>.</text:p>
          </table:table-cell>
          <table:table-cell table:formula="of:=COUNTIF([.$A$1:.$A$217]; [.A43])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cessor Board Gerbers</text:p>
          </table:table-cell>
          <table:table-cell office:value-type="string" calcext:value-type="string">
            <text:p>W65C816 Clock Hold</text:p>
          </table:table-cell>
          <table:table-cell office:value-type="float" office:value="1" calcext:value-type="float">
            <text:p>1</text:p>
          </table:table-cell>
          <table:table-cell table:formula="of:=COUNTIF([.$B$1:.$B$167]; [.B44])" office:value-type="float" office:value="1" calcext:value-type="float">
            <text:p>1</text:p>
          </table:table-cell>
          <table:table-cell table:style-name="ce9" table:formula="of:=IF(([.D44]&gt;1);  &quot;Not Finished&quot;; &quot;.&quot;)" office:value-type="string" office:string-value="." calcext:value-type="string">
            <text:p>.</text:p>
          </table:table-cell>
          <table:table-cell table:formula="of:=COUNTIF([.$A$1:.$A$217]; [.A44])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cessor Board Gerbers</text:p>
          </table:table-cell>
          <table:table-cell office:value-type="string" calcext:value-type="string">
            <text:p>W65C816 Debug Display</text:p>
          </table:table-cell>
          <table:table-cell office:value-type="float" office:value="1" calcext:value-type="float">
            <text:p>1</text:p>
          </table:table-cell>
          <table:table-cell table:formula="of:=COUNTIF([.$B$1:.$B$167]; [.B45])" office:value-type="float" office:value="1" calcext:value-type="float">
            <text:p>1</text:p>
          </table:table-cell>
          <table:table-cell table:style-name="ce9" table:formula="of:=IF(([.D45]&gt;1);  &quot;Not Finished&quot;; &quot;.&quot;)" office:value-type="string" office:string-value="." calcext:value-type="string">
            <text:p>.</text:p>
          </table:table-cell>
          <table:table-cell table:formula="of:=COUNTIF([.$A$1:.$A$217]; [.A45])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cessor Board Gerbers</text:p>
          </table:table-cell>
          <table:table-cell office:value-type="string" calcext:value-type="string">
            <text:p>W65C816 Latch Time</text:p>
          </table:table-cell>
          <table:table-cell office:value-type="float" office:value="1" calcext:value-type="float">
            <text:p>1</text:p>
          </table:table-cell>
          <table:table-cell table:formula="of:=COUNTIF([.$B$1:.$B$167]; [.B46])" office:value-type="float" office:value="1" calcext:value-type="float">
            <text:p>1</text:p>
          </table:table-cell>
          <table:table-cell table:style-name="ce9" table:formula="of:=IF(([.D46]&gt;1);  &quot;Not Finished&quot;; &quot;.&quot;)" office:value-type="string" office:string-value="." calcext:value-type="string">
            <text:p>.</text:p>
          </table:table-cell>
          <table:table-cell table:formula="of:=COUNTIF([.$A$1:.$A$217]; [.A46])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cessor Board Gerbers</text:p>
          </table:table-cell>
          <table:table-cell office:value-type="string" calcext:value-type="string">
            <text:p>W65C816 Opcode Display</text:p>
          </table:table-cell>
          <table:table-cell office:value-type="float" office:value="1" calcext:value-type="float">
            <text:p>1</text:p>
          </table:table-cell>
          <table:table-cell table:formula="of:=COUNTIF([.$B$1:.$B$167]; [.B47])" office:value-type="float" office:value="1" calcext:value-type="float">
            <text:p>1</text:p>
          </table:table-cell>
          <table:table-cell table:style-name="ce9" table:formula="of:=IF(([.D47]&gt;1);  &quot;Not Finished&quot;; &quot;.&quot;)" office:value-type="string" office:string-value="." calcext:value-type="string">
            <text:p>.</text:p>
          </table:table-cell>
          <table:table-cell table:formula="of:=COUNTIF([.$A$1:.$A$217]; [.A47])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rammer Gerbers</text:p>
          </table:table-cell>
          <table:table-cell office:value-type="string" calcext:value-type="string">
            <text:p>EPM7032S Programmer</text:p>
          </table:table-cell>
          <table:table-cell office:value-type="float" office:value="1" calcext:value-type="float">
            <text:p>1</text:p>
          </table:table-cell>
          <table:table-cell table:formula="of:=COUNTIF([.$B$1:.$B$167]; [.B48])" office:value-type="float" office:value="1" calcext:value-type="float">
            <text:p>1</text:p>
          </table:table-cell>
          <table:table-cell table:style-name="ce9" table:formula="of:=IF(([.D48]&gt;1);  &quot;Not Finished&quot;; &quot;.&quot;)" office:value-type="string" office:string-value="." calcext:value-type="string">
            <text:p>.</text:p>
          </table:table-cell>
          <table:table-cell table:formula="of:=COUNTIF([.$A$1:.$A$217]; [.A48]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rammer Gerbers</text:p>
          </table:table-cell>
          <table:table-cell office:value-type="string" calcext:value-type="string">
            <text:p>EPM7160S Programmer</text:p>
          </table:table-cell>
          <table:table-cell office:value-type="float" office:value="1" calcext:value-type="float">
            <text:p>1</text:p>
          </table:table-cell>
          <table:table-cell table:formula="of:=COUNTIF([.$B$1:.$B$167]; [.B49])" office:value-type="float" office:value="1" calcext:value-type="float">
            <text:p>1</text:p>
          </table:table-cell>
          <table:table-cell table:style-name="ce9" table:formula="of:=IF(([.D49]&gt;1);  &quot;Not Finished&quot;; &quot;.&quot;)" office:value-type="string" office:string-value="." calcext:value-type="string">
            <text:p>.</text:p>
          </table:table-cell>
          <table:table-cell table:formula="of:=COUNTIF([.$A$1:.$A$217]; [.A49]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grammer Gerbers</text:p>
          </table:table-cell>
          <table:table-cell office:value-type="string" calcext:value-type="string">
            <text:p>EPM570 Programmer</text:p>
          </table:table-cell>
          <table:table-cell office:value-type="float" office:value="1" calcext:value-type="float">
            <text:p>1</text:p>
          </table:table-cell>
          <table:table-cell table:formula="of:=COUNTIF([.$B$1:.$B$167]; [.B50])" office:value-type="float" office:value="1" calcext:value-type="float">
            <text:p>1</text:p>
          </table:table-cell>
          <table:table-cell table:style-name="ce9" table:formula="of:=IF(([.D50]&gt;1);  &quot;Not Finished&quot;; &quot;.&quot;)" office:value-type="string" office:string-value="." calcext:value-type="string">
            <text:p>.</text:p>
          </table:table-cell>
          <table:table-cell table:formula="of:=COUNTIF([.$A$1:.$A$217]; [.A50]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2 Board Gerbers</text:p>
          </table:table-cell>
          <table:table-cell office:value-type="string" calcext:value-type="string">
            <text:p>PS2 FIFO</text:p>
          </table:table-cell>
          <table:table-cell office:value-type="float" office:value="2" calcext:value-type="float">
            <text:p>2</text:p>
          </table:table-cell>
          <table:table-cell table:formula="of:=COUNTIF([.$B$1:.$B$167]; [.B51])" office:value-type="float" office:value="1" calcext:value-type="float">
            <text:p>1</text:p>
          </table:table-cell>
          <table:table-cell table:style-name="ce9" table:formula="of:=IF(([.D51]&gt;1);  &quot;Not Finished&quot;; &quot;.&quot;)" office:value-type="string" office:string-value="." calcext:value-type="string">
            <text:p>.</text:p>
          </table:table-cell>
          <table:table-cell table:formula="of:=COUNTIF([.$A$1:.$A$217]; [.A51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2 Board Gerbers</text:p>
          </table:table-cell>
          <table:table-cell office:value-type="string" calcext:value-type="string">
            <text:p>PS2 Timing</text:p>
          </table:table-cell>
          <table:table-cell office:value-type="float" office:value="2" calcext:value-type="float">
            <text:p>2</text:p>
          </table:table-cell>
          <table:table-cell table:formula="of:=COUNTIF([.$B$1:.$B$167]; [.B52])" office:value-type="float" office:value="1" calcext:value-type="float">
            <text:p>1</text:p>
          </table:table-cell>
          <table:table-cell table:style-name="ce9" table:formula="of:=IF(([.D52]&gt;1);  &quot;Not Finished&quot;; &quot;.&quot;)" office:value-type="string" office:string-value="." calcext:value-type="string">
            <text:p>.</text:p>
          </table:table-cell>
          <table:table-cell table:formula="of:=COUNTIF([.$A$1:.$A$217]; [.A52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2 Board Gerbers</text:p>
          </table:table-cell>
          <table:table-cell office:value-type="string" calcext:value-type="string">
            <text:p>PS2 Board</text:p>
          </table:table-cell>
          <table:table-cell office:value-type="float" office:value="1" calcext:value-type="float">
            <text:p>1</text:p>
          </table:table-cell>
          <table:table-cell table:formula="of:=COUNTIF([.$B$1:.$B$167]; [.B53])" office:value-type="float" office:value="1" calcext:value-type="float">
            <text:p>1</text:p>
          </table:table-cell>
          <table:table-cell table:style-name="ce9" table:formula="of:=IF(([.D53]&gt;1);  &quot;Not Finished&quot;; &quot;.&quot;)" office:value-type="string" office:string-value="." calcext:value-type="string">
            <text:p>.</text:p>
          </table:table-cell>
          <table:table-cell table:formula="of:=COUNTIF([.$A$1:.$A$217]; [.A53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2 Board Gerbers</text:p>
          </table:table-cell>
          <table:table-cell office:value-type="string" calcext:value-type="string">
            <text:p>State Reader</text:p>
          </table:table-cell>
          <table:table-cell office:value-type="float" office:value="1" calcext:value-type="float">
            <text:p>1</text:p>
          </table:table-cell>
          <table:table-cell table:formula="of:=COUNTIF([.$B$1:.$B$167]; [.B54])" office:value-type="float" office:value="1" calcext:value-type="float">
            <text:p>1</text:p>
          </table:table-cell>
          <table:table-cell table:style-name="ce9" table:formula="of:=IF(([.D54]&gt;1);  &quot;Not Finished&quot;; &quot;.&quot;)" office:value-type="string" office:string-value="." calcext:value-type="string">
            <text:p>.</text:p>
          </table:table-cell>
          <table:table-cell table:formula="of:=COUNTIF([.$A$1:.$A$217]; [.A54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 Card Board Gerbers</text:p>
          </table:table-cell>
          <table:table-cell office:value-type="string" calcext:value-type="string">
            <text:p>SD Card Full Socket</text:p>
          </table:table-cell>
          <table:table-cell office:value-type="float" office:value="2" calcext:value-type="float">
            <text:p>2</text:p>
          </table:table-cell>
          <table:table-cell table:formula="of:=COUNTIF([.$B$1:.$B$167]; [.B55])" office:value-type="float" office:value="1" calcext:value-type="float">
            <text:p>1</text:p>
          </table:table-cell>
          <table:table-cell table:style-name="ce9" table:formula="of:=IF(([.D55]&gt;1);  &quot;Not Finished&quot;; &quot;.&quot;)" office:value-type="string" office:string-value="." calcext:value-type="string">
            <text:p>.</text:p>
          </table:table-cell>
          <table:table-cell table:formula="of:=COUNTIF([.$A$1:.$A$217]; [.A55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 Card Board Gerbers</text:p>
          </table:table-cell>
          <table:table-cell office:value-type="string" calcext:value-type="string">
            <text:p>SD Card Micro Socket</text:p>
          </table:table-cell>
          <table:table-cell office:value-type="float" office:value="2" calcext:value-type="float">
            <text:p>2</text:p>
          </table:table-cell>
          <table:table-cell table:formula="of:=COUNTIF([.$B$1:.$B$167]; [.B56])" office:value-type="float" office:value="1" calcext:value-type="float">
            <text:p>1</text:p>
          </table:table-cell>
          <table:table-cell table:style-name="ce9" table:formula="of:=IF(([.D56]&gt;1);  &quot;Not Finished&quot;; &quot;.&quot;)" office:value-type="string" office:string-value="." calcext:value-type="string">
            <text:p>.</text:p>
          </table:table-cell>
          <table:table-cell table:formula="of:=COUNTIF([.$A$1:.$A$217]; [.A56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 Card Board Gerbers</text:p>
          </table:table-cell>
          <table:table-cell office:value-type="string" calcext:value-type="string">
            <text:p>Counter 24bit</text:p>
          </table:table-cell>
          <table:table-cell office:value-type="float" office:value="1" calcext:value-type="float">
            <text:p>1</text:p>
          </table:table-cell>
          <table:table-cell table:formula="of:=COUNTIF([.$B$1:.$B$167]; [.B57])" office:value-type="float" office:value="1" calcext:value-type="float">
            <text:p>1</text:p>
          </table:table-cell>
          <table:table-cell table:style-name="ce9" table:formula="of:=IF(([.D57]&gt;1);  &quot;Not Finished&quot;; &quot;.&quot;)" office:value-type="string" office:string-value="." calcext:value-type="string">
            <text:p>.</text:p>
          </table:table-cell>
          <table:table-cell table:formula="of:=COUNTIF([.$A$1:.$A$217]; [.A57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 Card Board Gerbers</text:p>
          </table:table-cell>
          <table:table-cell office:value-type="string" calcext:value-type="string">
            <text:p>SD Card Board</text:p>
          </table:table-cell>
          <table:table-cell office:value-type="float" office:value="1" calcext:value-type="float">
            <text:p>1</text:p>
          </table:table-cell>
          <table:table-cell table:formula="of:=COUNTIF([.$B$1:.$B$167]; [.B58])" office:value-type="float" office:value="1" calcext:value-type="float">
            <text:p>1</text:p>
          </table:table-cell>
          <table:table-cell table:style-name="ce9" table:formula="of:=IF(([.D58]&gt;1);  &quot;Not Finished&quot;; &quot;.&quot;)" office:value-type="string" office:string-value="." calcext:value-type="string">
            <text:p>.</text:p>
          </table:table-cell>
          <table:table-cell table:formula="of:=COUNTIF([.$A$1:.$A$217]; [.A58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 Card Board Gerbers</text:p>
          </table:table-cell>
          <table:table-cell office:value-type="string" calcext:value-type="string">
            <text:p>SD Card Clock</text:p>
          </table:table-cell>
          <table:table-cell office:value-type="float" office:value="1" calcext:value-type="float">
            <text:p>1</text:p>
          </table:table-cell>
          <table:table-cell table:formula="of:=COUNTIF([.$B$1:.$B$167]; [.B59])" office:value-type="float" office:value="1" calcext:value-type="float">
            <text:p>1</text:p>
          </table:table-cell>
          <table:table-cell table:style-name="ce9" table:formula="of:=IF(([.D59]&gt;1);  &quot;Not Finished&quot;; &quot;.&quot;)" office:value-type="string" office:string-value="." calcext:value-type="string">
            <text:p>.</text:p>
          </table:table-cell>
          <table:table-cell table:formula="of:=COUNTIF([.$A$1:.$A$217]; [.A59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 Card Board Gerbers</text:p>
          </table:table-cell>
          <table:table-cell office:value-type="string" calcext:value-type="string">
            <text:p>SD Card Read Data</text:p>
          </table:table-cell>
          <table:table-cell office:value-type="float" office:value="1" calcext:value-type="float">
            <text:p>1</text:p>
          </table:table-cell>
          <table:table-cell table:formula="of:=COUNTIF([.$B$1:.$B$167]; [.B60])" office:value-type="float" office:value="1" calcext:value-type="float">
            <text:p>1</text:p>
          </table:table-cell>
          <table:table-cell table:style-name="ce9" table:formula="of:=IF(([.D60]&gt;1);  &quot;Not Finished&quot;; &quot;.&quot;)" office:value-type="string" office:string-value="." calcext:value-type="string">
            <text:p>.</text:p>
          </table:table-cell>
          <table:table-cell table:formula="of:=COUNTIF([.$A$1:.$A$217]; [.A60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 Card Board Gerbers</text:p>
          </table:table-cell>
          <table:table-cell office:value-type="string" calcext:value-type="string">
            <text:p>SD Card Read Function</text:p>
          </table:table-cell>
          <table:table-cell office:value-type="float" office:value="1" calcext:value-type="float">
            <text:p>1</text:p>
          </table:table-cell>
          <table:table-cell table:formula="of:=COUNTIF([.$B$1:.$B$167]; [.B61])" office:value-type="float" office:value="1" calcext:value-type="float">
            <text:p>1</text:p>
          </table:table-cell>
          <table:table-cell table:style-name="ce9" table:formula="of:=IF(([.D61]&gt;1);  &quot;Not Finished&quot;; &quot;.&quot;)" office:value-type="string" office:string-value="." calcext:value-type="string">
            <text:p>.</text:p>
          </table:table-cell>
          <table:table-cell table:formula="of:=COUNTIF([.$A$1:.$A$217]; [.A61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 Card Board Gerbers</text:p>
          </table:table-cell>
          <table:table-cell office:value-type="string" calcext:value-type="string">
            <text:p>SD Card Read Signals</text:p>
          </table:table-cell>
          <table:table-cell office:value-type="float" office:value="1" calcext:value-type="float">
            <text:p>1</text:p>
          </table:table-cell>
          <table:table-cell table:formula="of:=COUNTIF([.$B$1:.$B$167]; [.B62])" office:value-type="float" office:value="1" calcext:value-type="float">
            <text:p>1</text:p>
          </table:table-cell>
          <table:table-cell table:style-name="ce9" table:formula="of:=IF(([.D62]&gt;1);  &quot;Not Finished&quot;; &quot;.&quot;)" office:value-type="string" office:string-value="." calcext:value-type="string">
            <text:p>.</text:p>
          </table:table-cell>
          <table:table-cell table:formula="of:=COUNTIF([.$A$1:.$A$217]; [.A62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 Card Board Gerbers</text:p>
          </table:table-cell>
          <table:table-cell office:value-type="string" calcext:value-type="string">
            <text:p>SD Card Write Data</text:p>
          </table:table-cell>
          <table:table-cell office:value-type="float" office:value="1" calcext:value-type="float">
            <text:p>1</text:p>
          </table:table-cell>
          <table:table-cell table:formula="of:=COUNTIF([.$B$1:.$B$167]; [.B63])" office:value-type="float" office:value="1" calcext:value-type="float">
            <text:p>1</text:p>
          </table:table-cell>
          <table:table-cell table:style-name="ce9" table:formula="of:=IF(([.D63]&gt;1);  &quot;Not Finished&quot;; &quot;.&quot;)" office:value-type="string" office:string-value="." calcext:value-type="string">
            <text:p>.</text:p>
          </table:table-cell>
          <table:table-cell table:formula="of:=COUNTIF([.$A$1:.$A$217]; [.A63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D Card Board Gerbers</text:p>
          </table:table-cell>
          <table:table-cell office:value-type="string" calcext:value-type="string">
            <text:p>SD Card Write Signals</text:p>
          </table:table-cell>
          <table:table-cell office:value-type="float" office:value="1" calcext:value-type="float">
            <text:p>1</text:p>
          </table:table-cell>
          <table:table-cell table:formula="of:=COUNTIF([.$B$1:.$B$167]; [.B64])" office:value-type="float" office:value="1" calcext:value-type="float">
            <text:p>1</text:p>
          </table:table-cell>
          <table:table-cell table:style-name="ce9" table:formula="of:=IF(([.D64]&gt;1);  &quot;Not Finished&quot;; &quot;.&quot;)" office:value-type="string" office:string-value="." calcext:value-type="string">
            <text:p>.</text:p>
          </table:table-cell>
          <table:table-cell table:formula="of:=COUNTIF([.$A$1:.$A$217]; [.A64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 Gerbers</text:p>
          </table:table-cell>
          <table:table-cell office:value-type="string" calcext:value-type="string">
            <text:p>HCP65 Board Tester</text:p>
          </table:table-cell>
          <table:table-cell office:value-type="float" office:value="1" calcext:value-type="float">
            <text:p>1</text:p>
          </table:table-cell>
          <table:table-cell table:formula="of:=COUNTIF([.$B$1:.$B$167]; [.B65])" office:value-type="float" office:value="1" calcext:value-type="float">
            <text:p>1</text:p>
          </table:table-cell>
          <table:table-cell table:style-name="ce9" table:formula="of:=IF(([.D65]&gt;1);  &quot;Not Finished&quot;; &quot;.&quot;)" office:value-type="string" office:string-value="." calcext:value-type="string">
            <text:p>.</text:p>
          </table:table-cell>
          <table:table-cell table:formula="of:=COUNTIF([.$A$1:.$A$217]; [.A65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 Gerbers</text:p>
          </table:table-cell>
          <table:table-cell office:value-type="string" calcext:value-type="string">
            <text:p>HCP65 Component Tester</text:p>
          </table:table-cell>
          <table:table-cell office:value-type="float" office:value="1" calcext:value-type="float">
            <text:p>1</text:p>
          </table:table-cell>
          <table:table-cell table:formula="of:=COUNTIF([.$B$1:.$B$167]; [.B66])" office:value-type="float" office:value="1" calcext:value-type="float">
            <text:p>1</text:p>
          </table:table-cell>
          <table:table-cell table:style-name="ce9" table:formula="of:=IF(([.D66]&gt;1);  &quot;Not Finished&quot;; &quot;.&quot;)" office:value-type="string" office:string-value="." calcext:value-type="string">
            <text:p>.</text:p>
          </table:table-cell>
          <table:table-cell table:formula="of:=COUNTIF([.$A$1:.$A$217]; [.A66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 Gerbers</text:p>
          </table:table-cell>
          <table:table-cell office:value-type="string" calcext:value-type="string">
            <text:p>LED Digit Tester</text:p>
          </table:table-cell>
          <table:table-cell office:value-type="float" office:value="1" calcext:value-type="float">
            <text:p>1</text:p>
          </table:table-cell>
          <table:table-cell table:formula="of:=COUNTIF([.$B$1:.$B$167]; [.B67])" office:value-type="float" office:value="1" calcext:value-type="float">
            <text:p>1</text:p>
          </table:table-cell>
          <table:table-cell table:style-name="ce9" table:formula="of:=IF(([.D67]&gt;1);  &quot;Not Finished&quot;; &quot;.&quot;)" office:value-type="string" office:string-value="." calcext:value-type="string">
            <text:p>.</text:p>
          </table:table-cell>
          <table:table-cell table:formula="of:=COUNTIF([.$A$1:.$A$217]; [.A67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 Gerbers</text:p>
          </table:table-cell>
          <table:table-cell office:value-type="string" calcext:value-type="string">
            <text:p>Pico Wide GPIO Connect</text:p>
          </table:table-cell>
          <table:table-cell office:value-type="float" office:value="1" calcext:value-type="float">
            <text:p>1</text:p>
          </table:table-cell>
          <table:table-cell table:formula="of:=COUNTIF([.$B$1:.$B$167]; [.B68])" office:value-type="float" office:value="1" calcext:value-type="float">
            <text:p>1</text:p>
          </table:table-cell>
          <table:table-cell table:style-name="ce9" table:formula="of:=IF(([.D68]&gt;1);  &quot;Not Finished&quot;; &quot;.&quot;)" office:value-type="string" office:string-value="." calcext:value-type="string">
            <text:p>.</text:p>
          </table:table-cell>
          <table:table-cell table:formula="of:=COUNTIF([.$A$1:.$A$217]; [.A68])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ART Board Gerbers</text:p>
          </table:table-cell>
          <table:table-cell office:value-type="string" calcext:value-type="string">
            <text:p>RS232 UART</text:p>
          </table:table-cell>
          <table:table-cell office:value-type="float" office:value="1" calcext:value-type="float">
            <text:p>1</text:p>
          </table:table-cell>
          <table:table-cell table:formula="of:=COUNTIF([.$B$1:.$B$167]; [.B69])" office:value-type="float" office:value="1" calcext:value-type="float">
            <text:p>1</text:p>
          </table:table-cell>
          <table:table-cell table:style-name="ce9" table:formula="of:=IF(([.D69]&gt;1);  &quot;Not Finished&quot;; &quot;.&quot;)" office:value-type="string" office:string-value="." calcext:value-type="string">
            <text:p>.</text:p>
          </table:table-cell>
          <table:table-cell table:formula="of:=COUNTIF([.$A$1:.$A$217]; [.A69]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ART Board Gerbers</text:p>
          </table:table-cell>
          <table:table-cell office:value-type="string" calcext:value-type="string">
            <text:p>TTL5V UART</text:p>
          </table:table-cell>
          <table:table-cell office:value-type="float" office:value="1" calcext:value-type="float">
            <text:p>1</text:p>
          </table:table-cell>
          <table:table-cell table:formula="of:=COUNTIF([.$B$1:.$B$167]; [.B70])" office:value-type="float" office:value="1" calcext:value-type="float">
            <text:p>1</text:p>
          </table:table-cell>
          <table:table-cell table:style-name="ce9" table:formula="of:=IF(([.D70]&gt;1);  &quot;Not Finished&quot;; &quot;.&quot;)" office:value-type="string" office:string-value="." calcext:value-type="string">
            <text:p>.</text:p>
          </table:table-cell>
          <table:table-cell table:formula="of:=COUNTIF([.$A$1:.$A$217]; [.A70]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ART Board Gerbers</text:p>
          </table:table-cell>
          <table:table-cell office:value-type="string" calcext:value-type="string">
            <text:p>UART Board</text:p>
          </table:table-cell>
          <table:table-cell office:value-type="float" office:value="1" calcext:value-type="float">
            <text:p>1</text:p>
          </table:table-cell>
          <table:table-cell table:formula="of:=COUNTIF([.$B$1:.$B$167]; [.B71])" office:value-type="float" office:value="1" calcext:value-type="float">
            <text:p>1</text:p>
          </table:table-cell>
          <table:table-cell table:style-name="ce9" table:formula="of:=IF(([.D71]&gt;1);  &quot;Not Finished&quot;; &quot;.&quot;)" office:value-type="string" office:string-value="." calcext:value-type="string">
            <text:p>.</text:p>
          </table:table-cell>
          <table:table-cell table:formula="of:=COUNTIF([.$A$1:.$A$217]; [.A71])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style-name="ce6"/>
          <table:table-cell table:style-name="ce6" table:formula="of:=SUM([.C2:.C71])" office:value-type="float" office:value="101" calcext:value-type="float">
            <text:p>101</text:p>
          </table:table-cell>
          <table:table-cell table:style-name="ce6" table:number-columns-repeated="61"/>
          <table:table-cell table:number-columns-repeated="960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" table:style-name="ta1">
        <table:table-column table:style-name="co7" table:number-columns-repeated="2" table:default-cell-style-name="ce7"/>
        <table:table-column table:style-name="co5" table:number-columns-repeated="1022" table:default-cell-style-name="ce7"/>
        <table:table-row table:style-name="ro2">
          <table:table-cell table:style-name="ce6" office:value-type="string" calcext:value-type="string">
            <text:p>Project</text:p>
          </table:table-cell>
          <table:table-cell table:style-name="ce6" office:value-type="string" calcext:value-type="string">
            <text:p>Board</text:p>
          </table:table-cell>
          <table:table-cell table:style-name="ce6" office:value-type="string" calcext:value-type="string">
            <text:p>Coun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dio Board Gerbers</text:p>
          </table:table-cell>
          <table:table-cell office:value-type="string" calcext:value-type="string">
            <text:p>Audio Address Decode</text:p>
          </table:table-cell>
          <table:table-cell table:formula="of:=COUNTIF([.$B$1:.$B$218]; [.B2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dio Board Gerbers</text:p>
          </table:table-cell>
          <table:table-cell office:value-type="string" calcext:value-type="string">
            <text:p>Audio Board</text:p>
          </table:table-cell>
          <table:table-cell table:formula="of:=COUNTIF([.$B$1:.$B$218]; [.B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dio Board Gerbers</text:p>
          </table:table-cell>
          <table:table-cell office:value-type="string" calcext:value-type="string">
            <text:p>Audio Clock</text:p>
          </table:table-cell>
          <table:table-cell table:formula="of:=COUNTIF([.$B$1:.$B$218]; [.B4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dio Board Gerbers</text:p>
          </table:table-cell>
          <table:table-cell office:value-type="string" calcext:value-type="string">
            <text:p>Audio DAC</text:p>
          </table:table-cell>
          <table:table-cell table:formula="of:=COUNTIF([.$B$1:.$B$218]; [.B5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dio Board Gerbers</text:p>
          </table:table-cell>
          <table:table-cell office:value-type="string" calcext:value-type="string">
            <text:p>Clock Hold Standard</text:p>
          </table:table-cell>
          <table:table-cell table:formula="of:=COUNTIF([.$B$1:.$B$218]; [.B6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dio Board Gerbers</text:p>
          </table:table-cell>
          <table:table-cell office:value-type="string" calcext:value-type="string">
            <text:p>Comparator 16bit</text:p>
          </table:table-cell>
          <table:table-cell table:formula="of:=COUNTIF([.$B$1:.$B$218]; [.B7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dio Board Gerbers</text:p>
          </table:table-cell>
          <table:table-cell office:value-type="string" calcext:value-type="string">
            <text:p>Comparator 16bit</text:p>
          </table:table-cell>
          <table:table-cell table:formula="of:=COUNTIF([.$B$1:.$B$218]; [.B8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dio Board Gerbers</text:p>
          </table:table-cell>
          <table:table-cell office:value-type="string" calcext:value-type="string">
            <text:p>Counter 16bit with IO</text:p>
          </table:table-cell>
          <table:table-cell table:formula="of:=COUNTIF([.$B$1:.$B$218]; [.B9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dio Board Gerbers</text:p>
          </table:table-cell>
          <table:table-cell office:value-type="string" calcext:value-type="string">
            <text:p>Device Buffer</text:p>
          </table:table-cell>
          <table:table-cell table:formula="of:=COUNTIF([.$B$1:.$B$218]; [.B10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dio Board Gerbers</text:p>
          </table:table-cell>
          <table:table-cell office:value-type="string" calcext:value-type="string">
            <text:p>Device Decode stage A</text:p>
          </table:table-cell>
          <table:table-cell table:formula="of:=COUNTIF([.$B$1:.$B$218]; [.B11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dio Board Gerbers</text:p>
          </table:table-cell>
          <table:table-cell office:value-type="string" calcext:value-type="string">
            <text:p>Device Decode stage B</text:p>
          </table:table-cell>
          <table:table-cell table:formula="of:=COUNTIF([.$B$1:.$B$218]; [.B12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dio Board Gerbers</text:p>
          </table:table-cell>
          <table:table-cell office:value-type="string" calcext:value-type="string">
            <text:p>Flags Enable Interrupt</text:p>
          </table:table-cell>
          <table:table-cell table:formula="of:=COUNTIF([.$B$1:.$B$218]; [.B13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dio Board Gerbers</text:p>
          </table:table-cell>
          <table:table-cell office:value-type="string" calcext:value-type="string">
            <text:p>Memory 32KB with Output</text:p>
          </table:table-cell>
          <table:table-cell table:formula="of:=COUNTIF([.$B$1:.$B$218]; [.B14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dio Board Gerbers</text:p>
          </table:table-cell>
          <table:table-cell office:value-type="string" calcext:value-type="string">
            <text:p>Memory 32KB with Output</text:p>
          </table:table-cell>
          <table:table-cell table:formula="of:=COUNTIF([.$B$1:.$B$218]; [.B15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dio Board Gerbers</text:p>
          </table:table-cell>
          <table:table-cell office:value-type="string" calcext:value-type="string">
            <text:p>Selector 12bit</text:p>
          </table:table-cell>
          <table:table-cell table:formula="of:=COUNTIF([.$B$1:.$B$218]; [.B16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dio Board Gerbers</text:p>
          </table:table-cell>
          <table:table-cell office:value-type="string" calcext:value-type="string">
            <text:p>Selector 12bit</text:p>
          </table:table-cell>
          <table:table-cell table:formula="of:=COUNTIF([.$B$1:.$B$218]; [.B17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LCD Board Gerbers</text:p>
          </table:table-cell>
          <table:table-cell office:value-type="string" calcext:value-type="string">
            <text:p>Clock Hold Standard</text:p>
          </table:table-cell>
          <table:table-cell table:formula="of:=COUNTIF([.$B$1:.$B$218]; [.B19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CD Board Gerbers</text:p>
          </table:table-cell>
          <table:table-cell office:value-type="string" calcext:value-type="string">
            <text:p>Device Buffer</text:p>
          </table:table-cell>
          <table:table-cell table:formula="of:=COUNTIF([.$B$1:.$B$218]; [.B20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CD Board Gerbers</text:p>
          </table:table-cell>
          <table:table-cell office:value-type="string" calcext:value-type="string">
            <text:p>Device Decode stage A</text:p>
          </table:table-cell>
          <table:table-cell table:formula="of:=COUNTIF([.$B$1:.$B$218]; [.B21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CD Board Gerbers</text:p>
          </table:table-cell>
          <table:table-cell office:value-type="string" calcext:value-type="string">
            <text:p>LCD Board</text:p>
          </table:table-cell>
          <table:table-cell table:formula="of:=COUNTIF([.$B$1:.$B$218]; [.B22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CD Board Gerbers</text:p>
          </table:table-cell>
          <table:table-cell office:value-type="string" calcext:value-type="string">
            <text:p>LCD Display</text:p>
          </table:table-cell>
          <table:table-cell table:formula="of:=COUNTIF([.$B$1:.$B$218]; [.B2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CD Board Gerbers</text:p>
          </table:table-cell>
          <table:table-cell office:value-type="string" calcext:value-type="string">
            <text:p>SNES Controller Clock</text:p>
          </table:table-cell>
          <table:table-cell table:formula="of:=COUNTIF([.$B$1:.$B$218]; [.B24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CD Board Gerbers</text:p>
          </table:table-cell>
          <table:table-cell office:value-type="string" calcext:value-type="string">
            <text:p>SNES Controller Reader</text:p>
          </table:table-cell>
          <table:table-cell table:formula="of:=COUNTIF([.$B$1:.$B$218]; [.B25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CD Board Gerbers</text:p>
          </table:table-cell>
          <table:table-cell office:value-type="string" calcext:value-type="string">
            <text:p>SNES Controller Reader</text:p>
          </table:table-cell>
          <table:table-cell table:formula="of:=COUNTIF([.$B$1:.$B$218]; [.B26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ainboard Gerbers</text:p>
          </table:table-cell>
          <table:table-cell office:value-type="string" calcext:value-type="string">
            <text:p>Clock Device</text:p>
          </table:table-cell>
          <table:table-cell table:formula="of:=COUNTIF([.$B$1:.$B$218]; [.B28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inboard Gerbers</text:p>
          </table:table-cell>
          <table:table-cell office:value-type="string" calcext:value-type="string">
            <text:p>Dual MPU Clock Generator</text:p>
          </table:table-cell>
          <table:table-cell table:formula="of:=COUNTIF([.$B$1:.$B$218]; [.B29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inboard Gerbers</text:p>
          </table:table-cell>
          <table:table-cell office:value-type="string" calcext:value-type="string">
            <text:p>Main Memory Abort</text:p>
          </table:table-cell>
          <table:table-cell table:formula="of:=COUNTIF([.$B$1:.$B$218]; [.B30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inboard Gerbers</text:p>
          </table:table-cell>
          <table:table-cell office:value-type="string" calcext:value-type="string">
            <text:p>Main Memory Channel</text:p>
          </table:table-cell>
          <table:table-cell table:formula="of:=COUNTIF([.$B$1:.$B$218]; [.B31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inboard Gerbers</text:p>
          </table:table-cell>
          <table:table-cell office:value-type="string" calcext:value-type="string">
            <text:p>Main Memory Enable</text:p>
          </table:table-cell>
          <table:table-cell table:formula="of:=COUNTIF([.$B$1:.$B$218]; [.B32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inboard Gerbers</text:p>
          </table:table-cell>
          <table:table-cell office:value-type="string" calcext:value-type="string">
            <text:p>Main Memory Select</text:p>
          </table:table-cell>
          <table:table-cell table:formula="of:=COUNTIF([.$B$1:.$B$218]; [.B3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inboard Gerbers</text:p>
          </table:table-cell>
          <table:table-cell office:value-type="string" calcext:value-type="string">
            <text:p>Mainboard Small</text:p>
          </table:table-cell>
          <table:table-cell table:formula="of:=COUNTIF([.$B$1:.$B$218]; [.B34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inboard Gerbers</text:p>
          </table:table-cell>
          <table:table-cell office:value-type="string" calcext:value-type="string">
            <text:p>Status Device</text:p>
          </table:table-cell>
          <table:table-cell table:formula="of:=COUNTIF([.$B$1:.$B$218]; [.B35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emory Board Gerbers</text:p>
          </table:table-cell>
          <table:table-cell office:value-type="string" calcext:value-type="string">
            <text:p>Device Buffer</text:p>
          </table:table-cell>
          <table:table-cell table:formula="of:=COUNTIF([.$B$1:.$B$218]; [.B37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mory Board Gerbers</text:p>
          </table:table-cell>
          <table:table-cell office:value-type="string" calcext:value-type="string">
            <text:p>Memory 4MB</text:p>
          </table:table-cell>
          <table:table-cell table:formula="of:=COUNTIF([.$B$1:.$B$218]; [.B38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mory Board Gerbers</text:p>
          </table:table-cell>
          <table:table-cell office:value-type="string" calcext:value-type="string">
            <text:p>Memory Board</text:p>
          </table:table-cell>
          <table:table-cell table:formula="of:=COUNTIF([.$B$1:.$B$218]; [.B39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rocessor Board Gerbers</text:p>
          </table:table-cell>
          <table:table-cell office:value-type="string" calcext:value-type="string">
            <text:p>Address Buffer 16bit</text:p>
          </table:table-cell>
          <table:table-cell table:formula="of:=COUNTIF([.$B$1:.$B$218]; [.B41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cessor Board Gerbers</text:p>
          </table:table-cell>
          <table:table-cell office:value-type="string" calcext:value-type="string">
            <text:p>Data and Signal Buffer</text:p>
          </table:table-cell>
          <table:table-cell table:formula="of:=COUNTIF([.$B$1:.$B$218]; [.B42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cessor Board Gerbers</text:p>
          </table:table-cell>
          <table:table-cell office:value-type="string" calcext:value-type="string">
            <text:p>Device Interrupts</text:p>
          </table:table-cell>
          <table:table-cell table:formula="of:=COUNTIF([.$B$1:.$B$218]; [.B4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cessor Board Gerbers</text:p>
          </table:table-cell>
          <table:table-cell office:value-type="string" calcext:value-type="string">
            <text:p>Device Reset</text:p>
          </table:table-cell>
          <table:table-cell table:formula="of:=COUNTIF([.$B$1:.$B$218]; [.B44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cessor Board Gerbers</text:p>
          </table:table-cell>
          <table:table-cell office:value-type="string" calcext:value-type="string">
            <text:p>Instruction Code</text:p>
          </table:table-cell>
          <table:table-cell table:formula="of:=COUNTIF([.$B$1:.$B$218]; [.B45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cessor Board Gerbers</text:p>
          </table:table-cell>
          <table:table-cell office:value-type="string" calcext:value-type="string">
            <text:p>Kernal Mode</text:p>
          </table:table-cell>
          <table:table-cell table:formula="of:=COUNTIF([.$B$1:.$B$218]; [.B46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cessor Board Gerbers</text:p>
          </table:table-cell>
          <table:table-cell office:value-type="string" calcext:value-type="string">
            <text:p>Main Memory Address</text:p>
          </table:table-cell>
          <table:table-cell table:formula="of:=COUNTIF([.$B$1:.$B$218]; [.B47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cessor Board Gerbers</text:p>
          </table:table-cell>
          <table:table-cell office:value-type="string" calcext:value-type="string">
            <text:p>Main Memory Data</text:p>
          </table:table-cell>
          <table:table-cell table:formula="of:=COUNTIF([.$B$1:.$B$218]; [.B48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cessor Board Gerbers</text:p>
          </table:table-cell>
          <table:table-cell office:value-type="string" calcext:value-type="string">
            <text:p>MPU Address Decode</text:p>
          </table:table-cell>
          <table:table-cell table:formula="of:=COUNTIF([.$B$1:.$B$218]; [.B49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cessor Board Gerbers</text:p>
          </table:table-cell>
          <table:table-cell office:value-type="string" calcext:value-type="string">
            <text:p>MPU Memory</text:p>
          </table:table-cell>
          <table:table-cell table:formula="of:=COUNTIF([.$B$1:.$B$218]; [.B50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cessor Board Gerbers</text:p>
          </table:table-cell>
          <table:table-cell office:value-type="string" calcext:value-type="string">
            <text:p>MPU NMI</text:p>
          </table:table-cell>
          <table:table-cell table:formula="of:=COUNTIF([.$B$1:.$B$218]; [.B51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cessor Board Gerbers</text:p>
          </table:table-cell>
          <table:table-cell office:value-type="string" calcext:value-type="string">
            <text:p>MPU Timer</text:p>
          </table:table-cell>
          <table:table-cell table:formula="of:=COUNTIF([.$B$1:.$B$218]; [.B52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cessor Board Gerbers</text:p>
          </table:table-cell>
          <table:table-cell office:value-type="string" calcext:value-type="string">
            <text:p>Processor Board</text:p>
          </table:table-cell>
          <table:table-cell table:formula="of:=COUNTIF([.$B$1:.$B$218]; [.B5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cessor Board Gerbers</text:p>
          </table:table-cell>
          <table:table-cell office:value-type="string" calcext:value-type="string">
            <text:p>Selector 12bit</text:p>
          </table:table-cell>
          <table:table-cell table:formula="of:=COUNTIF([.$B$1:.$B$218]; [.B54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cessor Board Gerbers</text:p>
          </table:table-cell>
          <table:table-cell office:value-type="string" calcext:value-type="string">
            <text:p>Selector 12bit</text:p>
          </table:table-cell>
          <table:table-cell table:formula="of:=COUNTIF([.$B$1:.$B$218]; [.B55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cessor Board Gerbers</text:p>
          </table:table-cell>
          <table:table-cell office:value-type="string" calcext:value-type="string">
            <text:p>W65C816 <text:s/>Breakout</text:p>
          </table:table-cell>
          <table:table-cell table:formula="of:=COUNTIF([.$B$1:.$B$218]; [.B56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cessor Board Gerbers</text:p>
          </table:table-cell>
          <table:table-cell office:value-type="string" calcext:value-type="string">
            <text:p>W65C816 Clock Hold</text:p>
          </table:table-cell>
          <table:table-cell table:formula="of:=COUNTIF([.$B$1:.$B$218]; [.B57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cessor Board Gerbers</text:p>
          </table:table-cell>
          <table:table-cell office:value-type="string" calcext:value-type="string">
            <text:p>W65C816 Debug Display</text:p>
          </table:table-cell>
          <table:table-cell table:formula="of:=COUNTIF([.$B$1:.$B$218]; [.B58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cessor Board Gerbers</text:p>
          </table:table-cell>
          <table:table-cell office:value-type="string" calcext:value-type="string">
            <text:p>W65C816 Latch Time</text:p>
          </table:table-cell>
          <table:table-cell table:formula="of:=COUNTIF([.$B$1:.$B$218]; [.B59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cessor Board Gerbers</text:p>
          </table:table-cell>
          <table:table-cell office:value-type="string" calcext:value-type="string">
            <text:p>W65C816 Opcode Display</text:p>
          </table:table-cell>
          <table:table-cell table:formula="of:=COUNTIF([.$B$1:.$B$218]; [.B60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rogrammer Gerbers</text:p>
          </table:table-cell>
          <table:table-cell office:value-type="string" calcext:value-type="string">
            <text:p>EPM7032S Programmer</text:p>
          </table:table-cell>
          <table:table-cell table:formula="of:=COUNTIF([.$B$1:.$B$218]; [.B62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grammer Gerbers</text:p>
          </table:table-cell>
          <table:table-cell office:value-type="string" calcext:value-type="string">
            <text:p>EPM7160S Programmer</text:p>
          </table:table-cell>
          <table:table-cell table:formula="of:=COUNTIF([.$B$1:.$B$218]; [.B6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grammer Gerbers</text:p>
          </table:table-cell>
          <table:table-cell office:value-type="string" calcext:value-type="string">
            <text:p>EPM570 Programmer</text:p>
          </table:table-cell>
          <table:table-cell table:formula="of:=COUNTIF([.$B$1:.$B$218]; [.B64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S2 Board Gerbers</text:p>
          </table:table-cell>
          <table:table-cell office:value-type="string" calcext:value-type="string">
            <text:p>Clock Hold Standard</text:p>
          </table:table-cell>
          <table:table-cell table:formula="of:=COUNTIF([.$B$1:.$B$218]; [.B66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S2 Board Gerbers</text:p>
          </table:table-cell>
          <table:table-cell office:value-type="string" calcext:value-type="string">
            <text:p>Device Buffer</text:p>
          </table:table-cell>
          <table:table-cell table:formula="of:=COUNTIF([.$B$1:.$B$218]; [.B67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S2 Board Gerbers</text:p>
          </table:table-cell>
          <table:table-cell office:value-type="string" calcext:value-type="string">
            <text:p>Device Decode stage A</text:p>
          </table:table-cell>
          <table:table-cell table:formula="of:=COUNTIF([.$B$1:.$B$218]; [.B68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S2 Board Gerbers</text:p>
          </table:table-cell>
          <table:table-cell office:value-type="string" calcext:value-type="string">
            <text:p>Device Decode stage B</text:p>
          </table:table-cell>
          <table:table-cell table:formula="of:=COUNTIF([.$B$1:.$B$218]; [.B69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S2 Board Gerbers</text:p>
          </table:table-cell>
          <table:table-cell office:value-type="string" calcext:value-type="string">
            <text:p>Flags Enable Interrupt</text:p>
          </table:table-cell>
          <table:table-cell table:formula="of:=COUNTIF([.$B$1:.$B$218]; [.B70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S2 Board Gerbers</text:p>
          </table:table-cell>
          <table:table-cell office:value-type="string" calcext:value-type="string">
            <text:p>GPIO 4bit</text:p>
          </table:table-cell>
          <table:table-cell table:formula="of:=COUNTIF([.$B$1:.$B$218]; [.B71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S2 Board Gerbers</text:p>
          </table:table-cell>
          <table:table-cell office:value-type="string" calcext:value-type="string">
            <text:p>PS2 Board</text:p>
          </table:table-cell>
          <table:table-cell table:formula="of:=COUNTIF([.$B$1:.$B$218]; [.B72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S2 Board Gerbers</text:p>
          </table:table-cell>
          <table:table-cell office:value-type="string" calcext:value-type="string">
            <text:p>PS2 FIFO</text:p>
          </table:table-cell>
          <table:table-cell table:formula="of:=COUNTIF([.$B$1:.$B$218]; [.B73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S2 Board Gerbers</text:p>
          </table:table-cell>
          <table:table-cell office:value-type="string" calcext:value-type="string">
            <text:p>PS2 FIFO</text:p>
          </table:table-cell>
          <table:table-cell table:formula="of:=COUNTIF([.$B$1:.$B$218]; [.B74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S2 Board Gerbers</text:p>
          </table:table-cell>
          <table:table-cell office:value-type="string" calcext:value-type="string">
            <text:p>PS2 Timing</text:p>
          </table:table-cell>
          <table:table-cell table:formula="of:=COUNTIF([.$B$1:.$B$218]; [.B75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S2 Board Gerbers</text:p>
          </table:table-cell>
          <table:table-cell office:value-type="string" calcext:value-type="string">
            <text:p>PS2 Timing</text:p>
          </table:table-cell>
          <table:table-cell table:formula="of:=COUNTIF([.$B$1:.$B$218]; [.B76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S2 Board Gerbers</text:p>
          </table:table-cell>
          <table:table-cell office:value-type="string" calcext:value-type="string">
            <text:p>State Reader</text:p>
          </table:table-cell>
          <table:table-cell table:formula="of:=COUNTIF([.$B$1:.$B$218]; [.B77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D Card Board Gerbers</text:p>
          </table:table-cell>
          <table:table-cell office:value-type="string" calcext:value-type="string">
            <text:p>Clock Hold Standard</text:p>
          </table:table-cell>
          <table:table-cell table:formula="of:=COUNTIF([.$B$1:.$B$218]; [.B79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D Card Board Gerbers</text:p>
          </table:table-cell>
          <table:table-cell office:value-type="string" calcext:value-type="string">
            <text:p>Counter 24bit</text:p>
          </table:table-cell>
          <table:table-cell table:formula="of:=COUNTIF([.$B$1:.$B$218]; [.B80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D Card Board Gerbers</text:p>
          </table:table-cell>
          <table:table-cell office:value-type="string" calcext:value-type="string">
            <text:p>Device Buffer</text:p>
          </table:table-cell>
          <table:table-cell table:formula="of:=COUNTIF([.$B$1:.$B$218]; [.B81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D Card Board Gerbers</text:p>
          </table:table-cell>
          <table:table-cell office:value-type="string" calcext:value-type="string">
            <text:p>Device Decode stage A</text:p>
          </table:table-cell>
          <table:table-cell table:formula="of:=COUNTIF([.$B$1:.$B$218]; [.B82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D Card Board Gerbers</text:p>
          </table:table-cell>
          <table:table-cell office:value-type="string" calcext:value-type="string">
            <text:p>Device Decode stage B</text:p>
          </table:table-cell>
          <table:table-cell table:formula="of:=COUNTIF([.$B$1:.$B$218]; [.B83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D Card Board Gerbers</text:p>
          </table:table-cell>
          <table:table-cell office:value-type="string" calcext:value-type="string">
            <text:p>Device Decode stage B</text:p>
          </table:table-cell>
          <table:table-cell table:formula="of:=COUNTIF([.$B$1:.$B$218]; [.B84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D Card Board Gerbers</text:p>
          </table:table-cell>
          <table:table-cell office:value-type="string" calcext:value-type="string">
            <text:p>Flags Enable Interrupt</text:p>
          </table:table-cell>
          <table:table-cell table:formula="of:=COUNTIF([.$B$1:.$B$218]; [.B85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D Card Board Gerbers</text:p>
          </table:table-cell>
          <table:table-cell office:value-type="string" calcext:value-type="string">
            <text:p>GPIO 4bit</text:p>
          </table:table-cell>
          <table:table-cell table:formula="of:=COUNTIF([.$B$1:.$B$218]; [.B86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D Card Board Gerbers</text:p>
          </table:table-cell>
          <table:table-cell office:value-type="string" calcext:value-type="string">
            <text:p>Main Memory Address</text:p>
          </table:table-cell>
          <table:table-cell table:formula="of:=COUNTIF([.$B$1:.$B$218]; [.B87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D Card Board Gerbers</text:p>
          </table:table-cell>
          <table:table-cell office:value-type="string" calcext:value-type="string">
            <text:p>Main Memory Data</text:p>
          </table:table-cell>
          <table:table-cell table:formula="of:=COUNTIF([.$B$1:.$B$218]; [.B88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D Card Board Gerbers</text:p>
          </table:table-cell>
          <table:table-cell office:value-type="string" calcext:value-type="string">
            <text:p>SD Card Board</text:p>
          </table:table-cell>
          <table:table-cell table:formula="of:=COUNTIF([.$B$1:.$B$218]; [.B89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D Card Board Gerbers</text:p>
          </table:table-cell>
          <table:table-cell office:value-type="string" calcext:value-type="string">
            <text:p>SD Card Clock</text:p>
          </table:table-cell>
          <table:table-cell table:formula="of:=COUNTIF([.$B$1:.$B$218]; [.B90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D Card Board Gerbers</text:p>
          </table:table-cell>
          <table:table-cell office:value-type="string" calcext:value-type="string">
            <text:p>SD Card Full Socket</text:p>
          </table:table-cell>
          <table:table-cell table:formula="of:=COUNTIF([.$B$1:.$B$218]; [.B91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D Card Board Gerbers</text:p>
          </table:table-cell>
          <table:table-cell office:value-type="string" calcext:value-type="string">
            <text:p>SD Card Full Socket</text:p>
          </table:table-cell>
          <table:table-cell table:formula="of:=COUNTIF([.$B$1:.$B$218]; [.B92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D Card Board Gerbers</text:p>
          </table:table-cell>
          <table:table-cell office:value-type="string" calcext:value-type="string">
            <text:p>SD Card Micro Socket</text:p>
          </table:table-cell>
          <table:table-cell table:formula="of:=COUNTIF([.$B$1:.$B$218]; [.B93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D Card Board Gerbers</text:p>
          </table:table-cell>
          <table:table-cell office:value-type="string" calcext:value-type="string">
            <text:p>SD Card Micro Socket</text:p>
          </table:table-cell>
          <table:table-cell table:formula="of:=COUNTIF([.$B$1:.$B$218]; [.B94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D Card Board Gerbers</text:p>
          </table:table-cell>
          <table:table-cell office:value-type="string" calcext:value-type="string">
            <text:p>SD Card Read Data</text:p>
          </table:table-cell>
          <table:table-cell table:formula="of:=COUNTIF([.$B$1:.$B$218]; [.B95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D Card Board Gerbers</text:p>
          </table:table-cell>
          <table:table-cell office:value-type="string" calcext:value-type="string">
            <text:p>SD Card Read Function</text:p>
          </table:table-cell>
          <table:table-cell table:formula="of:=COUNTIF([.$B$1:.$B$218]; [.B96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D Card Board Gerbers</text:p>
          </table:table-cell>
          <table:table-cell office:value-type="string" calcext:value-type="string">
            <text:p>SD Card Read Signals</text:p>
          </table:table-cell>
          <table:table-cell table:formula="of:=COUNTIF([.$B$1:.$B$218]; [.B97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D Card Board Gerbers</text:p>
          </table:table-cell>
          <table:table-cell office:value-type="string" calcext:value-type="string">
            <text:p>SD Card Write Data</text:p>
          </table:table-cell>
          <table:table-cell table:formula="of:=COUNTIF([.$B$1:.$B$218]; [.B98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D Card Board Gerbers</text:p>
          </table:table-cell>
          <table:table-cell office:value-type="string" calcext:value-type="string">
            <text:p>SD Card Write Signals</text:p>
          </table:table-cell>
          <table:table-cell table:formula="of:=COUNTIF([.$B$1:.$B$218]; [.B99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est Gerbers</text:p>
          </table:table-cell>
          <table:table-cell office:value-type="string" calcext:value-type="string">
            <text:p>HCP65 Board Tester</text:p>
          </table:table-cell>
          <table:table-cell table:formula="of:=COUNTIF([.$B$1:.$B$218]; [.B101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st Gerbers</text:p>
          </table:table-cell>
          <table:table-cell office:value-type="string" calcext:value-type="string">
            <text:p>HCP65 Component Tester</text:p>
          </table:table-cell>
          <table:table-cell table:formula="of:=COUNTIF([.$B$1:.$B$218]; [.B102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st Gerbers</text:p>
          </table:table-cell>
          <table:table-cell office:value-type="string" calcext:value-type="string">
            <text:p>LED Digit Tester</text:p>
          </table:table-cell>
          <table:table-cell table:formula="of:=COUNTIF([.$B$1:.$B$218]; [.B10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st Gerbers</text:p>
          </table:table-cell>
          <table:table-cell office:value-type="string" calcext:value-type="string">
            <text:p>Pico Wide GPIO Connect</text:p>
          </table:table-cell>
          <table:table-cell table:formula="of:=COUNTIF([.$B$1:.$B$218]; [.B104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ART Board Gerbers</text:p>
          </table:table-cell>
          <table:table-cell office:value-type="string" calcext:value-type="string">
            <text:p>Clock Hold Standard</text:p>
          </table:table-cell>
          <table:table-cell table:formula="of:=COUNTIF([.$B$1:.$B$218]; [.B106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ART Board Gerbers</text:p>
          </table:table-cell>
          <table:table-cell office:value-type="string" calcext:value-type="string">
            <text:p>Device Buffer</text:p>
          </table:table-cell>
          <table:table-cell table:formula="of:=COUNTIF([.$B$1:.$B$218]; [.B107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ART Board Gerbers</text:p>
          </table:table-cell>
          <table:table-cell office:value-type="string" calcext:value-type="string">
            <text:p>Device Decode stage A</text:p>
          </table:table-cell>
          <table:table-cell table:formula="of:=COUNTIF([.$B$1:.$B$218]; [.B108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ART Board Gerbers</text:p>
          </table:table-cell>
          <table:table-cell office:value-type="string" calcext:value-type="string">
            <text:p>RS232 UART</text:p>
          </table:table-cell>
          <table:table-cell table:formula="of:=COUNTIF([.$B$1:.$B$218]; [.B109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ART Board Gerbers</text:p>
          </table:table-cell>
          <table:table-cell office:value-type="string" calcext:value-type="string">
            <text:p>TTL5V UART</text:p>
          </table:table-cell>
          <table:table-cell table:formula="of:=COUNTIF([.$B$1:.$B$218]; [.B110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ART Board Gerbers</text:p>
          </table:table-cell>
          <table:table-cell office:value-type="string" calcext:value-type="string">
            <text:p>UART Board</text:p>
          </table:table-cell>
          <table:table-cell table:formula="of:=COUNTIF([.$B$1:.$B$218]; [.B111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abrication.A2:Fabrication.AMJ1048576" table:contains-header="false">
          <table:sort>
            <table:sort-by table:field-number="0" table:data-type="automatic"/>
            <table:sort-by table:field-number="2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9">0000/00/00</text:date>, <text:time style:data-style-name="N2" text:time-value="13:33:57.4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5-02-09T08:28:46.236000000</meta:creation-date>
    <dc:date>2025-02-09T13:36:29.168000000</dc:date>
    <meta:editing-duration>PT34M5S</meta:editing-duration>
    <meta:editing-cycles>7</meta:editing-cycles>
    <meta:generator>LibreOffice/6.4.2.2$Windows_X86_64 LibreOffice_project/4e471d8c02c9c90f512f7f9ead8875b57fcb1ec3</meta:generator>
    <meta:document-statistic meta:table-count="2" meta:cell-count="734" meta:object-count="0"/>
  </office:meta>
</office:document-meta>
</file>